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" style:parent-style-name="DefaultParagraphFont" style:family="text"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7" style:parent-style-name="Hyperlink" style:family="text">
      <style:text-properties style:font-name="Helvetica"/>
    </style:style>
    <style:style style:name="T18" style:parent-style-name="DefaultParagraphFont" style:family="text">
      <style:text-properties style:font-name="Helvetica"/>
    </style:style>
    <style:style style:name="P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2" style:parent-style-name="Hyperlink" style:family="text">
      <style:text-properties style:font-name="Helvetica"/>
    </style:style>
    <style:style style:name="P2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6" style:parent-style-name="Hyperlink" style:family="text">
      <style:text-properties style:font-name="Helvetica"/>
    </style:style>
    <style:style style:name="P2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0" style:parent-style-name="Hyperlink" style:family="text">
      <style:text-properties style:font-name="Helvetica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4" style:parent-style-name="Hyperlink" style:family="text">
      <style:text-properties style:font-name="Helvetica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8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<text:s/>2.1 - Circuits and Layout Part 1</text:p>
      <text:p text:style-name="P8"><text:span text:style-name="T9">NA</text:span></text:p>
      <text:p text:style-name="P10"/>
      <text:p text:style-name="P11">Lecture<text:s/>2.2 – Circuits and Layout Part 2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/text:p>
      <text:p text:style-name="P14"/>
      <text:p text:style-name="P15">Tutorial: Layout and Verification of a nand2 Cell</text:p>
      <text:p text:style-name="P16"><text:a xlink:href="https://iu.zoom.us/rec/share/at-9yHe5r4_MiIThaiXKwL5qJDc8Hl9zKwysEFIqbsGQuguv60CUYBQWIY2pkuqP.5Ow5OjuSmuCRzxy0?startTime=1705601846000" office:target-frame-name="_top" xlink:show="replace"><text:span text:style-name="T17">https://iu.zoom.us/rec/share/at-9yHe5r4_MiIThaiXKwL5qJDc8Hl9zKwysEFIqbsGQuguv60CUYBQWIY2pkuqP.5Ow5OjuSmuCRzxy0?startTime=1705601846000</text:span></text:a><text:span text:style-name="T18"><text:s/></text:span></text:p>
      <text:p text:style-name="P19"/>
      <text:p text:style-name="P20">Lecture 3.0 – CMOS Transistor Theory</text:p>
      <text:p text:style-name="P21"><text:a xlink:href="https://iu.zoom.us/rec/share/L_m7aZNuAgNy_RDxVJhoInnw-OanM5XOnb3nzsjW3qB7E5yPKMWzdeVtVBzOd2Su.Nv5txlRAGsbiHYCw?startTime=1706033796000" office:target-frame-name="_top" xlink:show="replace"><text:span text:style-name="T22">https://iu.zoom.us/rec/share/L_m7aZNuAgNy_RDxVJhoInnw-OanM5XOnb3nzsjW3qB7E5yPKMWzdeVtVBzOd2Su.Nv5txlRAGsbiHYCw?startTime=1706033796000</text:span></text:a></text:p>
      <text:p text:style-name="P23"/>
      <text:p text:style-name="P24">Lecture 4.1 – Non-Ideal Transistor Theory Part 1</text:p>
      <text:p text:style-name="P25"><text:a xlink:href="https://iu.zoom.us/rec/share/d0ZI9uRriuLMvON9qcujOuFFerdCgZnD6vthvu2jYytd7UnpaZZcXpkZFFXbLB01.SWT6K2Cm76BQzTH7" office:target-frame-name="_top" xlink:show="replace"><text:span text:style-name="T26">https://iu.zoom.us/rec/share/d0ZI9uRriuLMvON9qcujOuFFerdCgZnD6vthvu2jYytd7UnpaZZcXpkZFFXbLB01.SWT6K2Cm76BQzTH7</text:span></text:a></text:p>
      <text:p text:style-name="P27"/>
      <text:p text:style-name="P28">Lecture 4.2 – Non-Ideal Transistor Theory Part 1</text:p>
      <text:p text:style-name="P29"><text:a xlink:href="https://iu.zoom.us/rec/share/EtBiWhBtNTRXa87v5_fXXC80Kc7WIlU5varX9KghFP-Ido03oVP7yZi17YyaQWfB.oaLF_R88lY8Elp3g" office:target-frame-name="_top" xlink:show="replace"><text:span text:style-name="T30">https://iu.zoom.us/rec/share/EtBiWhBtNTRXa87v5_fXXC80Kc7WIlU5varX9KghFP-Ido03oVP7yZi17YyaQWfB.oaLF_R88lY8Elp3g</text:span></text:a></text:p>
      <text:p text:style-name="P31"/>
      <text:p text:style-name="P32">Lecture 5.0 – DC and Transient Analysis</text:p>
      <text:p text:style-name="P33"><text:a xlink:href="https://iu.zoom.us/rec/share/Xubuchvq8ycmR_WQz2GwuMwlpqEnvuU-Nph_SxxNFBwEU1oLzMLGcA_NrpX54rg.UX0vVf-SQbjjsG-A" office:target-frame-name="_top" xlink:show="replace"><text:span text:style-name="T34">https://iu.zoom.us/rec/share/Xubuchvq8ycmR_WQz2GwuMwlpqEnvuU-Nph_SxxNFBwEU1oLzMLGcA_NrpX54rg.UX0vVf-SQbjjsG-A</text:span></text:a></text:p>
      <text:p text:style-name="P35"/>
      <text:p text:style-name="P36">Tutorial<text:s/>–<text:s/>Gate Design Optimization</text:p>
      <text:p text:style-name="P37"><text:span text:style-name="T38">TB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1-19T14:53:00Z</meta:creation-date>
    <dc:date>2024-02-06T16:11:00Z</dc:date>
    <meta:template xlink:href="Normal.dotm" xlink:type="simple"/>
    <meta:editing-cycles>3</meta:editing-cycles>
    <meta:editing-duration>PT180S</meta:editing-duration>
    <meta:document-statistic meta:page-count="1" meta:paragraph-count="4" meta:word-count="320" meta:character-count="2141" meta:row-count="15" meta:non-whitespace-character-count="1825"/>
  </office:meta>
</office:document-meta>
</file>